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e6" draw:textarea-horizontal-align="justify" draw:textarea-vertical-align="top" draw:auto-grow-height="fals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e6e6e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e6e6e6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0.027cm" svg:height="7.352cm" svg:x="0.973cm" svg:y="1.559cm">
          <text:p text:style-name="P1">QEMU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6cm" svg:height="3.453cm" svg:x="8.16cm" svg:y="13.174cm">
          <text:p text:style-name="P1">Virtual<text:line-break/>Switch</text:p>
          <text:p text:style-name="P1">(operated by QEMU1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03cm" svg:height="2.674cm" svg:x="3.119cm" svg:y="6.238cm">
          <text:p text:style-name="P1">Eth0</text:p>
          <text:p text:style-name="P1">00:00:00:00:11:11</text:p>
          <text:p text:style-name="P1">10.0.2.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027cm" svg:height="7.352cm" svg:x="15.572cm" svg:y="1.559cm">
          <text:p text:style-name="P1">QEMU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03cm" svg:height="2.674cm" svg:x="17.718cm" svg:y="6.238cm">
          <text:p text:style-name="P1">Eth0</text:p>
          <text:p text:style-name="P1">00:00:00:00:11:12</text:p>
          <text:p text:style-name="P1">10.0.2.2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431cm" svg:y1="8.912cm" svg:x2="5.431cm" svg:y2="14.788cm">
          <text:p/>
        </draw:line>
        <draw:line draw:style-name="gr4" draw:text-style-name="P3" draw:layer="layout" svg:x1="5.431cm" svg:y1="14.76cm" svg:x2="8.132cm" svg:y2="14.76cm">
          <text:p/>
        </draw:line>
        <draw:frame draw:style-name="gr5" draw:text-style-name="P4" draw:layer="layout" svg:width="5.348cm" svg:height="0.962cm" svg:x="21.751cm" svg:y="10.249cm">
          <draw:text-box>
            <text:p>VLAN 1</text:p>
          </draw:text-box>
        </draw:frame>
        <draw:line draw:style-name="gr4" draw:text-style-name="P3" draw:layer="layout" svg:x1="20.582cm" svg:y1="8.94cm" svg:x2="20.582cm" svg:y2="14.731cm">
          <text:p/>
        </draw:line>
        <draw:line draw:style-name="gr4" draw:text-style-name="P3" draw:layer="layout" svg:x1="18.298cm" svg:y1="14.76cm" svg:x2="20.582cm" svg:y2="14.76cm">
          <text:p/>
        </draw:line>
        <draw:frame draw:style-name="gr5" draw:text-style-name="P4" draw:layer="layout" svg:width="5.348cm" svg:height="0.962cm" svg:x="6.321cm" svg:y="10.416cm">
          <draw:text-box>
            <text:p>VLAN 1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6" draw:layer="layout" svg:width="10.027cm" svg:height="7.352cm" svg:x="0.973cm" svg:y="1.559cm">
          <text:p text:style-name="P1"><text:span text:style-name="T1">QEMU 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0.166cm" svg:height="3.453cm" svg:x="8.16cm" svg:y="13.174cm">
          <text:p text:style-name="P1"><text:span text:style-name="T1">Virtual</text:span><text:span text:style-name="T1"><text:line-break/></text:span><text:span text:style-name="T1">Switch</text:span></text:p>
          <text:p text:style-name="P1"><text:span text:style-name="T1">(operated by QEMU1)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03cm" svg:height="2.674cm" svg:x="3.119cm" svg:y="6.238cm">
          <text:p text:style-name="P1"><text:span text:style-name="T1">Eth0</text:span></text:p>
          <text:p text:style-name="P1"><text:span text:style-name="T1">00:00:00:00:11:11</text:span></text:p>
          <text:p text:style-name="P1"><text:span text:style-name="T1">10.0.2.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0.027cm" svg:height="7.352cm" svg:x="15.572cm" svg:y="1.559cm">
          <text:p text:style-name="P1"><text:span text:style-name="T1">QEMU 2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03cm" svg:height="2.674cm" svg:x="17.718cm" svg:y="6.238cm">
          <text:p text:style-name="P1"><text:span text:style-name="T1">Eth0</text:span></text:p>
          <text:p text:style-name="P1"><text:span text:style-name="T1">00:00:00:00:11:12</text:span></text:p>
          <text:p text:style-name="P1"><text:span text:style-name="T1">10.0.2.2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431cm" svg:y1="8.912cm" svg:x2="5.431cm" svg:y2="17.519cm">
          <text:p/>
        </draw:line>
        <draw:line draw:style-name="gr4" draw:text-style-name="P3" draw:layer="layout" svg:x1="5.431cm" svg:y1="14.76cm" svg:x2="8.132cm" svg:y2="14.76cm">
          <text:p/>
        </draw:line>
        <draw:frame draw:style-name="gr5" draw:text-style-name="P8" draw:layer="layout" svg:width="5.348cm" svg:height="0.962cm" svg:x="21.751cm" svg:y="10.249cm">
          <draw:text-box>
            <text:p><text:span text:style-name="T1">VLAN 1</text:span></text:p>
          </draw:text-box>
        </draw:frame>
        <draw:line draw:style-name="gr4" draw:text-style-name="P3" draw:layer="layout" svg:x1="20.582cm" svg:y1="8.94cm" svg:x2="20.582cm" svg:y2="14.731cm">
          <text:p/>
        </draw:line>
        <draw:line draw:style-name="gr4" draw:text-style-name="P3" draw:layer="layout" svg:x1="18.298cm" svg:y1="14.76cm" svg:x2="20.582cm" svg:y2="14.76cm">
          <text:p/>
        </draw:line>
        <draw:frame draw:style-name="gr5" draw:text-style-name="P8" draw:layer="layout" svg:width="5.348cm" svg:height="0.962cm" svg:x="6.321cm" svg:y="10.416cm">
          <draw:text-box>
            <text:p><text:span text:style-name="T1">VLAN 1</text:span></text:p>
          </draw:text-box>
        </draw:frame>
        <draw:custom-shape draw:style-name="gr1" draw:text-style-name="P6" draw:layer="layout" svg:width="10.027cm" svg:height="2.893cm" svg:x="0.442cm" svg:y="17.547cm">
          <text:p text:style-name="P1"><text:span text:style-name="T1"/></text:p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472cm" svg:y1="18.939cm" svg:x2="23.004cm" svg:y2="18.939cm">
          <text:p/>
        </draw:line>
        <draw:frame draw:style-name="gr5" draw:text-style-name="P8" draw:layer="layout" svg:width="5.348cm" svg:height="0.962cm" svg:x="23.282cm" svg:y="18.465cm">
          <draw:text-box>
            <text:p><text:span text:style-name="T1">tcpdump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6" draw:layer="layout" svg:width="6.882cm" svg:height="2.978cm" svg:x="3.344cm" svg:y="1.672cm">
          <text:p text:style-name="P1"><text:span text:style-name="T1">QEMU 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4.512cm" svg:height="1.448cm" svg:x="4.516cm" svg:y="3.203cm">
          <text:p text:style-name="P1"><text:span text:style-name="T2">Eth0</text:span></text:p>
          <text:p text:style-name="P1"><text:span text:style-name="T2">00:00:00:00:11:11</text:span></text:p>
          <text:p text:style-name="P1"><text:span text:style-name="T2">10.0.2.2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6.919cm" svg:height="4.679cm" svg:x="3.307cm" svg:y="6.974cm">
          <text:p text:style-name="P1"><text:span text:style-name="T1">Linux host</text:span><text:span text:style-name="T1"><text:line-break/></text:span><text:span text:style-name="T3">(net.ipv4.ip_forward=1)</text:span><text:span text:style-name="T1"> 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4.512cm" svg:height="1.448cm" svg:x="4.51cm" svg:y="6.974cm">
          <text:p text:style-name="P1"><text:span text:style-name="T2">tap0</text:span></text:p>
          <text:p text:style-name="P1"><text:span text:style-name="T2">10.0.2.22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4.512cm" svg:height="1.448cm" svg:x="4.482cm" svg:y="10.205cm">
          <text:p text:style-name="P1"><text:span text:style-name="T2">enp4s0</text:span></text:p>
          <text:p text:style-name="P1"><text:span text:style-name="T2">192.168.178.27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9.22cm" svg:height="4.717cm" svg:x="4.179cm" svg:y="13.731cm">
          <text:p text:style-name="P1"><text:span text:style-name="T1">LAN router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1.896cm" svg:height="1.448cm" svg:x="7.409cm" svg:y="13.74cm">
          <text:p text:style-name="P1"><text:span text:style-name="T2"/></text:p>
          <text:p text:style-name="P1"><text:span text:style-name="T2">192.168.178.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43cm" svg:y1="11.642cm" svg:x2="8.43cm" svg:y2="13.73cm">
          <text:p/>
        </draw:line>
        <draw:frame draw:style-name="gr5" draw:text-style-name="P4" draw:layer="layout" svg:width="7.965cm" svg:height="0.962cm" svg:x="9.864cm" svg:y="12.394cm">
          <draw:text-box>
            <text:p>192.168.178.0/24</text:p>
          </draw:text-box>
        </draw:frame>
        <draw:line draw:style-name="gr4" draw:text-style-name="P3" draw:layer="layout" svg:x1="6.76cm" svg:y1="4.679cm" svg:x2="6.76cm" svg:y2="6.907cm">
          <text:p/>
        </draw:line>
        <draw:frame draw:style-name="gr5" draw:text-style-name="P4" draw:layer="layout" svg:width="7.965cm" svg:height="0.962cm" svg:x="8.778cm" svg:y="5.153cm">
          <draw:text-box>
            <text:p>10.0.0.0/8</text:p>
          </draw:text-box>
        </draw:frame>
        <draw:custom-shape draw:style-name="gr2" draw:text-style-name="P6" draw:layer="layout" svg:width="6.919cm" svg:height="4.679cm" svg:x="15.839cm" svg:y="6.973cm">
          <text:p text:style-name="P1"><text:span text:style-name="T1">Other Linux box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4.512cm" svg:height="1.448cm" svg:x="17.014cm" svg:y="10.204cm">
          <text:p text:style-name="P1"><text:span text:style-name="T2">192.168.178.28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8.915cm" svg:y1="11.614cm" svg:x2="18.915cm" svg:y2="13.703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2-05-27T15:04:56</meta:creation-date>
    <meta:generator>LibreOffice/5.1.6.2$Linux_X86_64 LibreOffice_project/10m0$Build-2</meta:generator>
    <dc:date>2018-04-25T20:46:26.502024998</dc:date>
    <dc:creator>Christian </dc:creator>
    <meta:editing-duration>PT2H52M11S</meta:editing-duration>
    <meta:editing-cycles>43</meta:editing-cycles>
    <meta:document-statistic meta:object-count="66"/>
  </office:meta>
</office:document-meta>
</file>